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693598"/>
          <table:table-cell office:value-type="float" office:value="0.018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32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75598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762674"/>
          <table:table-cell office:value-type="float" office:value="0.022"/>
          <table:table-cell office:value-type="float" office:value="0.0"/>
          <table:table-cell office:value-type="float" office:value="73.0"/>
          <table:table-cell office:value-type="float" office:value="0.0"/>
          <table:table-cell office:value-type="float" office:value="233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406739999999999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41749"/>
          <table:table-cell office:value-type="float" office:value="0.027"/>
          <table:table-cell office:value-type="float" office:value="0.01"/>
          <table:table-cell office:value-type="float" office:value="527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14749"/>
          <table:table-cell office:value-type="float" office:value="0.87727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735391"/>
          <table:table-cell office:value-type="float" office:value="0.023"/>
          <table:table-cell office:value-type="float" office:value="0.0"/>
          <table:table-cell office:value-type="float" office:value="269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12391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879798"/>
          <table:table-cell office:value-type="float" office:value="0.085"/>
          <table:table-cell office:value-type="float" office:value="0.06"/>
          <table:table-cell office:value-type="float" office:value="4119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94798"/>
          <table:table-cell office:value-type="float" office:value="0.87253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1.82356"/>
          <table:table-cell office:value-type="float" office:value="1.029"/>
          <table:table-cell office:value-type="float" office:value="1.0"/>
          <table:table-cell office:value-type="float" office:value="65571.0"/>
          <table:table-cell office:value-type="float" office:value="0.0"/>
          <table:table-cell office:value-type="float" office:value="242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945600000000002"/>
          <table:table-cell office:value-type="float" office:value="0.87453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808684"/>
          <table:table-cell office:value-type="float" office:value="0.043"/>
          <table:table-cell office:value-type="float" office:value="0.02"/>
          <table:table-cell office:value-type="float" office:value="1041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656839999999999"/>
          <table:table-cell office:value-type="float" office:value="0.82669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1.25322"/>
          <table:table-cell office:value-type="float" office:value="0.477"/>
          <table:table-cell office:value-type="float" office:value="0.45"/>
          <table:table-cell office:value-type="float" office:value="32806.0"/>
          <table:table-cell office:value-type="float" office:value="0.0"/>
          <table:table-cell office:value-type="float" office:value="2388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622"/>
          <table:table-cell office:value-type="float" office:value="0.86497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45.7688"/>
          <table:table-cell office:value-type="float" office:value="44.614"/>
          <table:table-cell office:value-type="float" office:value="44.59"/>
          <table:table-cell office:value-type="float" office:value="1048638.0"/>
          <table:table-cell office:value-type="float" office:value="0.0"/>
          <table:table-cell office:value-type="float" office:value="401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548000000000016"/>
          <table:table-cell office:value-type="float" office:value="0.87297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102.909"/>
          <table:table-cell office:value-type="float" office:value="101.313"/>
          <table:table-cell office:value-type="float" office:value="101.28"/>
          <table:table-cell office:value-type="float" office:value="2000064.0"/>
          <table:table-cell office:value-type="float" office:value="0.0"/>
          <table:table-cell office:value-type="float" office:value="59148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960000000000036"/>
          <table:table-cell office:value-type="float" office:value="0.87456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763472"/>
          <table:table-cell office:value-type="float" office:value="0.081"/>
          <table:table-cell office:value-type="float" office:value="0.06"/>
          <table:table-cell office:value-type="float" office:value="4122.0"/>
          <table:table-cell office:value-type="float" office:value="0.0"/>
          <table:table-cell office:value-type="float" office:value="23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824720000000001"/>
          <table:table-cell office:value-type="float" office:value="0.79716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5.43586"/>
          <table:table-cell office:value-type="float" office:value="4.598"/>
          <table:table-cell office:value-type="float" office:value="4.57"/>
          <table:table-cell office:value-type="float" office:value="262200.0"/>
          <table:table-cell office:value-type="float" office:value="0.0"/>
          <table:table-cell office:value-type="float" office:value="2742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3786"/>
          <table:table-cell office:value-type="float" office:value="0.85495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149.399"/>
          <table:table-cell office:value-type="float" office:value="147.888"/>
          <table:table-cell office:value-type="float" office:value="147.86"/>
          <table:table-cell office:value-type="float" office:value="2000065.0"/>
          <table:table-cell office:value-type="float" office:value="0.0"/>
          <table:table-cell office:value-type="float" office:value="58186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109999999999957"/>
          <table:table-cell office:value-type="float" office:value="0.87016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76.0793"/>
          <table:table-cell office:value-type="float" office:value="74.489"/>
          <table:table-cell office:value-type="float" office:value="74.46"/>
          <table:table-cell office:value-type="float" office:value="2000067.0"/>
          <table:table-cell office:value-type="float" office:value="0.0"/>
          <table:table-cell office:value-type="float" office:value="57953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902999999999992"/>
          <table:table-cell office:value-type="float" office:value="0.8763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118.463"/>
          <table:table-cell office:value-type="float" office:value="116.819"/>
          <table:table-cell office:value-type="float" office:value="116.79"/>
          <table:table-cell office:value-type="float" office:value="2000083.0"/>
          <table:table-cell office:value-type="float" office:value="0.0"/>
          <table:table-cell office:value-type="float" office:value="5889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6439999999999912"/>
          <table:table-cell office:value-type="float" office:value="0.8816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972251"/>
          <table:table-cell office:value-type="float" office:value="0.246"/>
          <table:table-cell office:value-type="float" office:value="0.23"/>
          <table:table-cell office:value-type="float" office:value="16416.0"/>
          <table:table-cell office:value-type="float" office:value="0.0"/>
          <table:table-cell office:value-type="float" office:value="2358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26251"/>
          <table:table-cell office:value-type="float" office:value="0.76527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70.3827"/>
          <table:table-cell office:value-type="float" office:value="69.231"/>
          <table:table-cell office:value-type="float" office:value="69.2"/>
          <table:table-cell office:value-type="float" office:value="1084939.0"/>
          <table:table-cell office:value-type="float" office:value="0.0"/>
          <table:table-cell office:value-type="float" office:value="4026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517000000000053"/>
          <table:table-cell office:value-type="float" office:value="0.84259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165.486"/>
          <table:table-cell office:value-type="float" office:value="163.876"/>
          <table:table-cell office:value-type="float" office:value="163.85"/>
          <table:table-cell office:value-type="float" office:value="2000083.0"/>
          <table:table-cell office:value-type="float" office:value="0.0"/>
          <table:table-cell office:value-type="float" office:value="5980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6099999999999852"/>
          <table:table-cell office:value-type="float" office:value="0.86821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95.7208"/>
          <table:table-cell office:value-type="float" office:value="94.175"/>
          <table:table-cell office:value-type="float" office:value="94.15"/>
          <table:table-cell office:value-type="float" office:value="2000077.0"/>
          <table:table-cell office:value-type="float" office:value="0.0"/>
          <table:table-cell office:value-type="float" office:value="5913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457999999999998"/>
          <table:table-cell office:value-type="float" office:value="0.88057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148.152"/>
          <table:table-cell office:value-type="float" office:value="146.553"/>
          <table:table-cell office:value-type="float" office:value="146.52"/>
          <table:table-cell office:value-type="float" office:value="2000087.0"/>
          <table:table-cell office:value-type="float" office:value="0.0"/>
          <table:table-cell office:value-type="float" office:value="59452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989999999999895"/>
          <table:table-cell office:value-type="float" office:value="0.88541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76.9666"/>
          <table:table-cell office:value-type="float" office:value="75.301"/>
          <table:table-cell office:value-type="float" office:value="75.27"/>
          <table:table-cell office:value-type="float" office:value="2000100.0"/>
          <table:table-cell office:value-type="float" office:value="0.0"/>
          <table:table-cell office:value-type="float" office:value="60002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6655999999999977"/>
          <table:table-cell office:value-type="float" office:value="0.8896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1.75211"/>
          <table:table-cell office:value-type="float" office:value="1.014"/>
          <table:table-cell office:value-type="float" office:value="0.99"/>
          <table:table-cell office:value-type="float" office:value="65578.0"/>
          <table:table-cell office:value-type="float" office:value="0.0"/>
          <table:table-cell office:value-type="float" office:value="244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3811"/>
          <table:table-cell office:value-type="float" office:value="0.73179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64.2635"/>
          <table:table-cell office:value-type="float" office:value="62.955"/>
          <table:table-cell office:value-type="float" office:value="62.93"/>
          <table:table-cell office:value-type="float" office:value="1418782.0"/>
          <table:table-cell office:value-type="float" office:value="0.0"/>
          <table:table-cell office:value-type="float" office:value="476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084999999999951"/>
          <table:table-cell office:value-type="float" office:value="0.82833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255.369"/>
          <table:table-cell office:value-type="float" office:value="253.807"/>
          <table:table-cell office:value-type="float" office:value="253.78"/>
          <table:table-cell office:value-type="float" office:value="2000073.0"/>
          <table:table-cell office:value-type="float" office:value="0.0"/>
          <table:table-cell office:value-type="float" office:value="5953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620000000000118"/>
          <table:table-cell office:value-type="float" office:value="0.86994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145.66"/>
          <table:table-cell office:value-type="float" office:value="144.075"/>
          <table:table-cell office:value-type="float" office:value="144.04"/>
          <table:table-cell office:value-type="float" office:value="2000102.0"/>
          <table:table-cell office:value-type="float" office:value="0.0"/>
          <table:table-cell office:value-type="float" office:value="59540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85000000000008"/>
          <table:table-cell office:value-type="float" office:value="0.8812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59.6801"/>
          <table:table-cell office:value-type="float" office:value="58.042"/>
          <table:table-cell office:value-type="float" office:value="58.01"/>
          <table:table-cell office:value-type="float" office:value="2000082.0"/>
          <table:table-cell office:value-type="float" office:value="0.0"/>
          <table:table-cell office:value-type="float" office:value="5925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6381000000000014"/>
          <table:table-cell office:value-type="float" office:value="0.88957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96.5777"/>
          <table:table-cell office:value-type="float" office:value="94.998"/>
          <table:table-cell office:value-type="float" office:value="94.97"/>
          <table:table-cell office:value-type="float" office:value="2000089.0"/>
          <table:table-cell office:value-type="float" office:value="0.0"/>
          <table:table-cell office:value-type="float" office:value="5904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796999999999883"/>
          <table:table-cell office:value-type="float" office:value="0.88998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210.829"/>
          <table:table-cell office:value-type="float" office:value="209.266"/>
          <table:table-cell office:value-type="float" office:value="209.23"/>
          <table:table-cell office:value-type="float" office:value="2000108.0"/>
          <table:table-cell office:value-type="float" office:value="0.0"/>
          <table:table-cell office:value-type="float" office:value="60077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630000000000166"/>
          <table:table-cell office:value-type="float" office:value="0.89058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5.23954"/>
          <table:table-cell office:value-type="float" office:value="4.422"/>
          <table:table-cell office:value-type="float" office:value="4.4"/>
          <table:table-cell office:value-type="float" office:value="262197.0"/>
          <table:table-cell office:value-type="float" office:value="0.0"/>
          <table:table-cell office:value-type="float" office:value="2763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75400000000002"/>
          <table:table-cell office:value-type="float" office:value="0.69736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173.926"/>
          <table:table-cell office:value-type="float" office:value="172.37"/>
          <table:table-cell office:value-type="float" office:value="172.34"/>
          <table:table-cell office:value-type="float" office:value="2000083.0"/>
          <table:table-cell office:value-type="float" office:value="0.0"/>
          <table:table-cell office:value-type="float" office:value="58808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559999999999832"/>
          <table:table-cell office:value-type="float" office:value="0.81405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100.374"/>
          <table:table-cell office:value-type="float" office:value="98.809"/>
          <table:table-cell office:value-type="float" office:value="98.78"/>
          <table:table-cell office:value-type="float" office:value="2000082.0"/>
          <table:table-cell office:value-type="float" office:value="0.0"/>
          <table:table-cell office:value-type="float" office:value="59684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649999999999977"/>
          <table:table-cell office:value-type="float" office:value="0.86908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54.5667"/>
          <table:table-cell office:value-type="float" office:value="52.811"/>
          <table:table-cell office:value-type="float" office:value="52.78"/>
          <table:table-cell office:value-type="float" office:value="2000073.0"/>
          <table:table-cell office:value-type="float" office:value="0.0"/>
          <table:table-cell office:value-type="float" office:value="58685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7556999999999974"/>
          <table:table-cell office:value-type="float" office:value="0.88916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83.3037"/>
          <table:table-cell office:value-type="float" office:value="81.762"/>
          <table:table-cell office:value-type="float" office:value="81.73"/>
          <table:table-cell office:value-type="float" office:value="2000089.0"/>
          <table:table-cell office:value-type="float" office:value="0.0"/>
          <table:table-cell office:value-type="float" office:value="58588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417000000000058"/>
          <table:table-cell office:value-type="float" office:value="0.88985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152.036"/>
          <table:table-cell office:value-type="float" office:value="150.508"/>
          <table:table-cell office:value-type="float" office:value="150.47"/>
          <table:table-cell office:value-type="float" office:value="2000132.0"/>
          <table:table-cell office:value-type="float" office:value="0.0"/>
          <table:table-cell office:value-type="float" office:value="5973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5279999999999916"/>
          <table:table-cell office:value-type="float" office:value="0.8905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48.4073"/>
          <table:table-cell office:value-type="float" office:value="46.759"/>
          <table:table-cell office:value-type="float" office:value="46.72"/>
          <table:table-cell office:value-type="float" office:value="2000119.0"/>
          <table:table-cell office:value-type="float" office:value="0.0"/>
          <table:table-cell office:value-type="float" office:value="5992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648299999999999"/>
          <table:table-cell office:value-type="float" office:value="0.89711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58.2961"/>
          <table:table-cell office:value-type="float" office:value="56.611"/>
          <table:table-cell office:value-type="float" office:value="56.57"/>
          <table:table-cell office:value-type="float" office:value="2000115.0"/>
          <table:table-cell office:value-type="float" office:value="0.0"/>
          <table:table-cell office:value-type="float" office:value="58926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.6851000000000056"/>
          <table:table-cell office:value-type="float" office:value="0.89692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